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b37c"/>
    </style:style>
    <style:style style:name="P2" style:family="paragraph" style:parent-style-name="Standard">
      <style:text-properties officeooo:rsid="0004b37c" officeooo:paragraph-rsid="0004b37c"/>
    </style:style>
    <style:style style:name="P3" style:family="paragraph" style:parent-style-name="Standard">
      <style:text-properties officeooo:rsid="0004b37c" officeooo:paragraph-rsid="0006e239"/>
    </style:style>
    <style:style style:name="P4" style:family="paragraph" style:parent-style-name="Standard">
      <style:text-properties officeooo:rsid="0004b37c" officeooo:paragraph-rsid="00076de4"/>
    </style:style>
    <style:style style:name="P5" style:family="paragraph" style:parent-style-name="Standard">
      <style:text-properties officeooo:rsid="0004b37c" officeooo:paragraph-rsid="0008dbcb"/>
    </style:style>
    <style:style style:name="P6" style:family="paragraph" style:parent-style-name="Standard">
      <style:text-properties officeooo:rsid="0004b37c" officeooo:paragraph-rsid="0008f4f0"/>
    </style:style>
    <style:style style:name="P7" style:family="paragraph" style:parent-style-name="Standard">
      <style:text-properties officeooo:rsid="0004b37c" officeooo:paragraph-rsid="000a6711"/>
    </style:style>
    <style:style style:name="P8" style:family="paragraph" style:parent-style-name="Standard">
      <style:text-properties officeooo:rsid="0004b37c" officeooo:paragraph-rsid="000b586e"/>
    </style:style>
    <style:style style:name="P9" style:family="paragraph" style:parent-style-name="Standard">
      <style:text-properties officeooo:rsid="00060031" officeooo:paragraph-rsid="00060031"/>
    </style:style>
    <style:style style:name="P10" style:family="paragraph" style:parent-style-name="Standard">
      <style:text-properties officeooo:paragraph-rsid="0006e239"/>
    </style:style>
    <style:style style:name="P11" style:family="paragraph" style:parent-style-name="Standard">
      <style:text-properties fo:font-weight="bold" officeooo:rsid="00060031" officeooo:paragraph-rsid="00060031" style:font-weight-asian="bold" style:font-weight-complex="bold"/>
    </style:style>
    <style:style style:name="P12" style:family="paragraph" style:parent-style-name="Standard">
      <style:text-properties fo:font-weight="bold" officeooo:rsid="00060031" officeooo:paragraph-rsid="00076de4" style:font-weight-asian="bold" style:font-weight-complex="bold"/>
    </style:style>
    <style:style style:name="P13" style:family="paragraph" style:parent-style-name="Standard">
      <style:text-properties officeooo:paragraph-rsid="00076de4"/>
    </style:style>
    <style:style style:name="P14" style:family="paragraph" style:parent-style-name="Standard">
      <style:text-properties officeooo:rsid="0008dbcb" officeooo:paragraph-rsid="0008dbcb"/>
    </style:style>
    <style:style style:name="P15" style:family="paragraph" style:parent-style-name="Standard">
      <style:text-properties officeooo:rsid="0008dbcb" officeooo:paragraph-rsid="0008f4f0"/>
    </style:style>
    <style:style style:name="P16" style:family="paragraph" style:parent-style-name="Standard">
      <style:text-properties officeooo:rsid="0008dbcb" officeooo:paragraph-rsid="000b586e"/>
    </style:style>
    <style:style style:name="P17" style:family="paragraph" style:parent-style-name="Standard">
      <style:text-properties officeooo:paragraph-rsid="0008dbcb"/>
    </style:style>
    <style:style style:name="P18" style:family="paragraph" style:parent-style-name="Standard">
      <style:text-properties officeooo:paragraph-rsid="0008f4f0"/>
    </style:style>
    <style:style style:name="P19" style:family="paragraph" style:parent-style-name="Standard">
      <style:text-properties fo:font-weight="normal" officeooo:rsid="00060031" officeooo:paragraph-rsid="0008f4f0" style:font-weight-asian="normal" style:font-weight-complex="normal"/>
    </style:style>
    <style:style style:name="P20" style:family="paragraph" style:parent-style-name="Standard">
      <style:text-properties fo:font-weight="normal" officeooo:rsid="00060031" officeooo:paragraph-rsid="000b586e" style:font-weight-asian="normal" style:font-weight-complex="normal"/>
    </style:style>
    <style:style style:name="P21" style:family="paragraph" style:parent-style-name="Standard">
      <style:text-properties fo:font-weight="normal" officeooo:rsid="0004b37c" officeooo:paragraph-rsid="000b586e" style:font-weight-asian="normal" style:font-weight-complex="normal"/>
    </style:style>
    <style:style style:name="P22" style:family="paragraph" style:parent-style-name="Standard">
      <style:text-properties officeooo:paragraph-rsid="000b586e"/>
    </style:style>
    <style:style style:name="P23" style:family="paragraph" style:parent-style-name="Standard">
      <style:text-properties officeooo:paragraph-rsid="000d4bdb"/>
    </style:style>
    <style:style style:name="T1" style:family="text">
      <style:text-properties officeooo:rsid="0004b37c"/>
    </style:style>
    <style:style style:name="T2" style:family="text">
      <style:text-properties officeooo:rsid="0006e239"/>
    </style:style>
    <style:style style:name="T3" style:family="text">
      <style:text-properties officeooo:rsid="00076de4"/>
    </style:style>
    <style:style style:name="T4" style:family="text">
      <style:text-properties officeooo:rsid="0008dbc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0031" style:font-weight-asian="bold" style:font-weight-complex="bold"/>
    </style:style>
    <style:style style:name="T7" style:family="text">
      <style:text-properties fo:font-weight="bold" officeooo:rsid="0008dbcb" style:font-weight-asian="bold" style:font-weight-complex="bold"/>
    </style:style>
    <style:style style:name="T8" style:family="text">
      <style:text-properties fo:font-weight="bold" officeooo:rsid="00076de4" style:font-weight-asian="bold" style:font-weight-complex="bold"/>
    </style:style>
    <style:style style:name="T9" style:family="text">
      <style:text-properties fo:font-weight="bold" officeooo:rsid="0008f4f0" style:font-weight-asian="bold" style:font-weight-complex="bold"/>
    </style:style>
    <style:style style:name="T10" style:family="text">
      <style:text-properties fo:font-weight="bold" officeooo:rsid="000950c1" style:font-weight-asian="bold" style:font-weight-complex="bold"/>
    </style:style>
    <style:style style:name="T11" style:family="text">
      <style:text-properties fo:font-weight="bold" officeooo:rsid="000b586e" style:font-weight-asian="bold" style:font-weight-complex="bold"/>
    </style:style>
    <style:style style:name="T12" style:family="text">
      <style:text-properties fo:font-weight="normal" officeooo:rsid="00060031" style:font-weight-asian="normal" style:font-weight-complex="normal"/>
    </style:style>
    <style:style style:name="T13" style:family="text">
      <style:text-properties fo:font-weight="normal" officeooo:rsid="0008dbcb" style:font-weight-asian="normal" style:font-weight-complex="normal"/>
    </style:style>
    <style:style style:name="T14" style:family="text">
      <style:text-properties fo:font-weight="normal" officeooo:rsid="00076de4" style:font-weight-asian="normal" style:font-weight-complex="normal"/>
    </style:style>
    <style:style style:name="T15" style:family="text">
      <style:text-properties officeooo:rsid="000a6711"/>
    </style:style>
    <style:style style:name="T16" style:family="text">
      <style:text-properties officeooo:rsid="000d4b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veral pe<text:span text:style-name="T3">rt </text:span>130_700_383_1340_193_900</text:p>
      <text:p text:style-name="P9"/>
      <text:p text:style-name="P1"><text:span text:style-name="T1"><text:s text:c="4"/><text:tab/><text:tab/>deviation range <text:s text:c="10"/>deviation <text:s/>frequency <text:s text:c="6"/>flop difference</text:span></text:p>
      <text:p text:style-name="P1"/>
      <text:p text:style-name="P10">-<text:span text:style-name="T1">15%<text:tab/><text:tab/>0.01-18 \%<text:tab/><text:tab/><text:tab/>28\%<text:tab/><text:tab/><text:tab/>10,609,780</text:span></text:p>
      <text:p text:style-name="P10">-<text:span text:style-name="T1">10%<text:tab/><text:tab/>0.01-22 \%<text:tab/><text:tab/><text:tab/>30\%<text:tab/><text:tab/><text:tab/>11,569,284</text:span></text:p>
      <text:p text:style-name="P3">-5%<text:tab/><text:tab/>0.01-80 <text:span text:style-name="T2">\%</text:span><text:tab/><text:tab/><text:tab/>34<text:span text:style-name="T2">\%</text:span><text:tab/><text:tab/><text:tab/>14,485,500</text:p>
      <text:p text:style-name="P3">-3<text:tab/><text:tab/>0.01-42 <text:span text:style-name="T2">\%</text:span><text:tab/><text:tab/><text:tab/>30<text:span text:style-name="T2">\%</text:span><text:tab/><text:tab/><text:tab/>15,064,266</text:p>
      <text:p text:style-name="P3">-1%<text:tab/><text:tab/>0.01-21 <text:span text:style-name="T2">\%</text:span><text:tab/><text:tab/><text:tab/>26<text:span text:style-name="T2">\%</text:span><text:tab/><text:tab/><text:tab/>17,017,292</text:p>
      <text:p text:style-name="P3">0<text:tab/><text:tab/>0.01-36 <text:span text:style-name="T2">\%</text:span><text:tab/><text:tab/><text:tab/>27<text:span text:style-name="T2">\%</text:span><text:tab/><text:tab/><text:tab/>16,643,460</text:p>
      <text:p text:style-name="P3">+1%<text:tab/><text:tab/>0.01-18.5 <text:span text:style-name="T2">\%</text:span><text:tab/><text:tab/><text:tab/>40<text:span text:style-name="T2">\%</text:span><text:tab/><text:tab/><text:tab/>16,653,82<text:span text:style-name="T2">0</text:span></text:p>
      <text:p text:style-name="P3">+3%<text:tab/><text:tab/>0.01-40 <text:span text:style-name="T2">\%</text:span><text:tab/><text:tab/><text:tab/>40<text:span text:style-name="T2">\%</text:span><text:tab/><text:tab/><text:tab/>18,752,952</text:p>
      <text:p text:style-name="P3">+5%<text:tab/><text:tab/>0.01-68 <text:span text:style-name="T2">\%</text:span><text:tab/><text:tab/><text:tab/>30<text:span text:style-name="T2">\%</text:span><text:tab/><text:tab/><text:tab/>19,442,328</text:p>
      <text:p text:style-name="P3">+10%<text:tab/><text:tab/>3.5-15 <text:span text:style-name="T2">\%</text:span><text:tab/><text:tab/><text:tab/>8<text:span text:style-name="T2">\%</text:span><text:tab/><text:tab/><text:tab/>21,006,788</text:p>
      <text:p text:style-name="P3">+15%<text:tab/><text:tab/>0.01-29 <text:span text:style-name="T2">\%</text:span><text:tab/><text:tab/><text:tab/>25<text:span text:style-name="T2">\%</text:span><text:tab/><text:tab/><text:tab/>25,128,102</text:p>
      <text:p text:style-name="P2"/>
      <text:p text:style-name="P2"/>
      <text:p text:style-name="P12">Overal pe<text:span text:style-name="T3">rt 376_561_477_532_425_590</text:span></text:p>
      <text:p text:style-name="P4"/>
      <text:p text:style-name="P13"><text:span text:style-name="T1"><text:tab/><text:tab/>deviation range <text:s text:c="10"/>deviation <text:s/>frequency <text:s text:c="8"/>flop difference</text:span></text:p>
      <text:p text:style-name="P13"/>
      <text:p text:style-name="P13">-<text:span text:style-name="T1">15%<text:tab/><text:tab/>0.01-19 \%<text:tab/><text:tab/><text:tab/>40\%<text:tab/><text:tab/><text:tab/>4,552,094</text:span></text:p>
      <text:p text:style-name="P13">-<text:span text:style-name="T1">10%<text:tab/><text:tab/>0.01-34 \%<text:tab/><text:tab/><text:tab/>43\%<text:tab/><text:tab/><text:tab/>5,392,088</text:span></text:p>
      <text:p text:style-name="P4">-5%<text:tab/><text:tab/>0.01-<text:span text:style-name="T3">73</text:span> <text:span text:style-name="T2">\%</text:span><text:tab/><text:tab/><text:tab/><text:span text:style-name="T3">57\%</text:span><text:tab/><text:tab/><text:tab/><text:span text:style-name="T3">6,083,796</text:span></text:p>
      <text:p text:style-name="P4">-3<text:tab/><text:tab/>0.01-<text:span text:style-name="T3">20</text:span> <text:span text:style-name="T2">\%</text:span><text:tab/><text:tab/><text:tab/><text:span text:style-name="T3">47.5\%</text:span><text:tab/><text:tab/><text:tab/><text:span text:style-name="T3">6,89,088</text:span></text:p>
      <text:p text:style-name="P4">-1%<text:tab/><text:tab/>0.01-<text:span text:style-name="T3">13</text:span> <text:span text:style-name="T2">\%</text:span><text:tab/><text:tab/><text:tab/><text:span text:style-name="T3">65\%</text:span><text:tab/><text:tab/><text:tab/><text:span text:style-name="T3">6,960,192</text:span></text:p>
      <text:p text:style-name="P4">0<text:tab/><text:tab/>0.01-<text:span text:style-name="T3">22</text:span> <text:span text:style-name="T2">\%</text:span><text:tab/><text:tab/><text:tab/><text:span text:style-name="T3">40\%</text:span><text:tab/><text:tab/><text:tab/><text:span text:style-name="T3">7,290,872</text:span></text:p>
      <text:p text:style-name="P4">+1%<text:tab/><text:tab/>0.01-1<text:span text:style-name="T3">9</text:span> <text:span text:style-name="T2">\%</text:span><text:tab/><text:tab/><text:tab/><text:span text:style-name="T3">63\%</text:span><text:tab/><text:tab/><text:tab/><text:span text:style-name="T3">7,619,508</text:span></text:p>
      <text:p text:style-name="P4">+3%<text:tab/><text:tab/>0.01-<text:span text:style-name="T3">20</text:span> <text:span text:style-name="T2">\%</text:span><text:tab/><text:tab/><text:tab/><text:span text:style-name="T3">43\%</text:span><text:tab/><text:tab/><text:tab/><text:span text:style-name="T3">7,916,372</text:span></text:p>
      <text:p text:style-name="P4">+5%<text:tab/><text:tab/>0.01-<text:span text:style-name="T3">67</text:span> <text:span text:style-name="T2">\%</text:span><text:tab/><text:tab/><text:tab/><text:span text:style-name="T3">52.5\%</text:span><text:tab/><text:tab/><text:tab/><text:span text:style-name="T3">8,632,016</text:span></text:p>
      <text:p text:style-name="P4">+10%<text:tab/><text:tab/>3.5-<text:span text:style-name="T3">6\%</text:span><text:tab/><text:tab/><text:tab/><text:span text:style-name="T3">48\%</text:span><text:tab/><text:tab/><text:tab/><text:span text:style-name="T3">9,576,058</text:span></text:p>
      <text:p text:style-name="P4">+15%<text:tab/><text:tab/>0.01-<text:span text:style-name="T3">15</text:span> <text:span text:style-name="T2">\%</text:span><text:tab/><text:tab/><text:tab/><text:span text:style-name="T3">46.5\%</text:span><text:tab/><text:tab/><text:tab/><text:span text:style-name="T3">10,937,920</text:span></text:p>
      <text:p text:style-name="P4"/>
      <text:p text:style-name="P4"/>
      <text:p text:style-name="P14"><text:span text:style-name="T5">single perturbation +5% <text:s text:c="2"/></text:span><text:span text:style-name="T6">130_700_383_1340_193_900</text:span></text:p>
      <text:p text:style-name="P1"/>
      <text:p text:style-name="P17"><text:span text:style-name="T1"><text:tab/>matrix chain<text:tab/><text:tab/><text:tab/>deviation range <text:s text:c="10"/>deviation <text:s/>frequency <text:s text:c="8"/>flop difference</text:span></text:p>
      <text:p text:style-name="P17"/>
      <text:p text:style-name="P17"><text:span text:style-name="T6">13</text:span><text:span text:style-name="T7">6</text:span><text:span text:style-name="T12">_700_383_1340_193_900</text:span><text:span text:style-name="T4"><text:tab/>0.01-25 \%<text:tab/><text:tab/><text:tab/>53\%<text:tab/><text:tab/><text:tab/>8,628,408</text:span></text:p>
      <text:p text:style-name="P17"><text:span text:style-name="T12">130_</text:span><text:span text:style-name="T6">7</text:span><text:span text:style-name="T7">35</text:span><text:span text:style-name="T12">_383_1340_193_900</text:span><text:span text:style-name="T1"><text:tab/>0.01-67 \%<text:tab/><text:tab/><text:tab/>33\%<text:tab/><text:tab/><text:tab/>16,643,460<text:tab/></text:span></text:p>
      <text:p text:style-name="P5"><text:span text:style-name="T12">130_700_</text:span><text:span text:style-name="T7">402</text:span><text:span text:style-name="T12">_1340_193_900</text:span><text:tab/>0.01-<text:span text:style-name="T4">24</text:span> <text:span text:style-name="T2">\%</text:span><text:tab/><text:tab/><text:tab/><text:span text:style-name="T4">30\%</text:span><text:tab/><text:tab/><text:tab/><text:span text:style-name="T4">20,804,840<text:tab/></text:span></text:p>
      <text:p text:style-name="P5"><text:span text:style-name="T12">130_700_383_</text:span><text:span text:style-name="T7">1407</text:span><text:span text:style-name="T12">_193_900</text:span><text:tab/>0.01-<text:span text:style-name="T4">74</text:span> <text:span text:style-name="T2">\%</text:span><text:tab/><text:tab/><text:tab/><text:span text:style-name="T4">46\%</text:span><text:tab/><text:tab/><text:tab/><text:span text:style-name="T4">16,514,686</text:span></text:p>
      <text:p text:style-name="P5"><text:span text:style-name="T12">130_700_383_1340_</text:span><text:span text:style-name="T7">202</text:span><text:span text:style-name="T12">_900</text:span><text:tab/> <text:s text:c="2"/><text:span text:style-name="T4">2</text:span>-<text:span text:style-name="T4">21\%</text:span><text:tab/><text:tab/><text:tab/><text:span text:style-name="T4">26\%</text:span><text:tab/><text:tab/><text:tab/><text:span text:style-name="T4">23,642,040</text:span></text:p>
      <text:p text:style-name="P5"><text:span text:style-name="T12">130_700_383_1340_193_</text:span><text:span text:style-name="T7">945</text:span><text:tab/> <text:s text:c="2"/>1-<text:span text:style-name="T4">40</text:span> <text:span text:style-name="T2">\%</text:span><text:tab/><text:tab/><text:tab/><text:span text:style-name="T4">36\%</text:span><text:tab/><text:tab/><text:tab/><text:span text:style-name="T4">16,643,460</text:span></text:p>
      <text:p text:style-name="P5"><text:span text:style-name="T13"><text:s text:c="14"/></text:span><text:span text:style-name="T7">original chain</text:span><text:span text:style-name="T13"> <text:tab/></text:span><text:tab/>0.01-<text:span text:style-name="T4">36</text:span> <text:span text:style-name="T2">\%</text:span><text:tab/><text:tab/><text:tab/><text:span text:style-name="T4">27\%</text:span><text:tab/><text:tab/><text:tab/><text:span text:style-name="T4">16,643,460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4"><text:span text:style-name="T5">single perturbation -5% <text:s text:c="2"/></text:span><text:span text:style-name="T6">130_700_383_1340_193_900</text:span></text:p>
      <text:p text:style-name="P17"/>
      <text:p text:style-name="P17"><text:span text:style-name="T1"><text:tab/>matrix chain<text:tab/><text:tab/><text:tab/>deviation range <text:s text:c="10"/>deviation <text:s/>frequency <text:s text:c="8"/>flop difference</text:span></text:p>
      <text:p text:style-name="P17"/>
      <text:p text:style-name="P17"><text:span text:style-name="T6">1</text:span><text:span text:style-name="T7">23</text:span><text:span text:style-name="T12">_700_383_1340_193_900</text:span><text:span text:style-name="T4"><text:tab/>0.01-50 \%<text:tab/><text:tab/><text:tab/>23\%<text:tab/><text:tab/><text:tab/>26,414,454</text:span></text:p>
      <text:p text:style-name="P17"><text:span text:style-name="T12">130_</text:span><text:span text:style-name="T7">665</text:span><text:span text:style-name="T12">_383_1340_193_900</text:span><text:span text:style-name="T1"><text:tab/>0.01-85 \%<text:tab/><text:tab/><text:tab/>56\%<text:tab/><text:tab/><text:tab/>16,643,460<text:tab/></text:span></text:p>
      <text:p text:style-name="P5"><text:span text:style-name="T12">130_700_</text:span><text:span text:style-name="T7">363</text:span><text:span text:style-name="T12">_1340_193_900</text:span><text:tab/>0.01-<text:span text:style-name="T4">13</text:span> <text:span text:style-name="T2">\%</text:span><text:tab/><text:tab/><text:tab/><text:span text:style-name="T4">43\%</text:span><text:tab/><text:tab/><text:tab/><text:span text:style-name="T4">9,263,060<text:tab/></text:span></text:p>
      <text:p text:style-name="P5"><text:span text:style-name="T12">130_700_383_</text:span><text:span text:style-name="T7">1273</text:span><text:span text:style-name="T12">_193_900</text:span><text:tab/> <text:s text:c="3"/><text:span text:style-name="T4">4</text:span>-<text:span text:style-name="T4">84\%</text:span><text:tab/><text:tab/><text:tab/><text:span text:style-name="T4">30\%</text:span><text:tab/><text:tab/><text:tab/><text:span text:style-name="T4">16,772,234</text:span></text:p>
      <text:p text:style-name="P5"><text:span text:style-name="T12">130_700_383_1340_</text:span><text:span text:style-name="T7">183</text:span><text:span text:style-name="T12">_900</text:span><text:tab/>0.01-<text:span text:style-name="T4">26\%</text:span><text:tab/><text:tab/><text:tab/><text:span text:style-name="T4">56\%</text:span><text:tab/><text:tab/><text:tab/> <text:span text:style-name="T4">8,867,260</text:span></text:p>
      <text:p text:style-name="P5"><text:span text:style-name="T12">130_700_383_1340_193_</text:span><text:span text:style-name="T7">855</text:span><text:tab/>0.01-<text:span text:style-name="T4">39</text:span> <text:span text:style-name="T2">\%</text:span><text:tab/><text:tab/><text:tab/><text:span text:style-name="T4">36\%</text:span><text:tab/><text:tab/><text:tab/><text:span text:style-name="T4">16,643,460</text:span></text:p>
      <text:p text:style-name="P5"><text:span text:style-name="T13"><text:s text:c="14"/></text:span><text:span text:style-name="T7">original chain </text:span><text:span text:style-name="T13"><text:tab/></text:span><text:tab/>0.01-<text:span text:style-name="T4">36</text:span> <text:span text:style-name="T2">\%</text:span><text:tab/><text:tab/><text:tab/><text:span text:style-name="T4">27\%</text:span><text:tab/><text:tab/><text:tab/><text:span text:style-name="T4">16,643,460</text:span></text:p>
      <text:p text:style-name="P5"/>
      <text:p text:style-name="P5"/>
      <text:p text:style-name="P5"/>
      <text:p text:style-name="Standard"/>
      <text:p text:style-name="Standard"/>
      <text:p text:style-name="P15"><text:span text:style-name="T5">single perturbation +5% <text:s text:c="2"/></text:span><text:span text:style-name="T9">3</text:span><text:span text:style-name="T8">76_561_477_532_425_590</text:span></text:p>
      <text:p text:style-name="P17"/>
      <text:p text:style-name="P17"><text:span text:style-name="T1"><text:tab/>matrix chain<text:tab/><text:tab/><text:tab/>deviation range <text:s text:c="10"/>deviation <text:s/>frequency <text:s text:c="8"/>flop difference</text:span></text:p>
      <text:p text:style-name="P17"/>
      <text:p text:style-name="P18"><text:span text:style-name="T10">394</text:span><text:span text:style-name="T14">_561_477_532_425_590<text:tab/></text:span><text:span text:style-name="T4"><text:tab/>0.01-11 \%<text:tab/><text:tab/><text:tab/>23\%<text:tab/><text:tab/><text:tab/>2,686,132</text:span></text:p>
      <text:p text:style-name="P18"><text:span text:style-name="T14">376_</text:span><text:span text:style-name="T10">589</text:span><text:span text:style-name="T14">_477_532_425_590<text:tab/></text:span><text:span text:style-name="T1"><text:tab/>0.01-17 \%<text:tab/><text:tab/><text:tab/>40\%<text:tab/><text:tab/><text:tab/>7,290,872<text:tab/></text:span></text:p>
      <text:p text:style-name="P6"><text:span text:style-name="T14">376_561_</text:span><text:span text:style-name="T10">500</text:span><text:span text:style-name="T14">_532_425_590<text:tab/></text:span><text:tab/>0.01-<text:span text:style-name="T15">49</text:span> <text:span text:style-name="T2">\%</text:span><text:tab/><text:tab/><text:tab/><text:span text:style-name="T15">50\%</text:span><text:tab/><text:tab/><text:tab/><text:span text:style-name="T15">15,840,800<text:tab/></text:span></text:p>
      <text:p text:style-name="P6"><text:span text:style-name="T14">376_561_477_</text:span><text:span text:style-name="T10">558</text:span><text:span text:style-name="T14">_425_590<text:tab/></text:span><text:tab/>0.01-<text:span text:style-name="T15">5</text:span> <text:span text:style-name="T2">\%</text:span><text:tab/><text:tab/><text:tab/><text:span text:style-name="T15">23\%</text:span><text:tab/><text:tab/><text:tab/> <text:s text:c="2"/><text:span text:style-name="T15">196,668</text:span></text:p>
      <text:p text:style-name="P7"><text:span text:style-name="T14">376_561_477_532_</text:span><text:span text:style-name="T10">446</text:span><text:span text:style-name="T14">_590<text:tab/></text:span><text:tab/>0.01-<text:span text:style-name="T15">22\%</text:span><text:tab/><text:tab/><text:tab/><text:span text:style-name="T15">30\%</text:span><text:tab/><text:tab/><text:tab/><text:span text:style-name="T15">17,080,400</text:span></text:p>
      <text:p text:style-name="P7"><text:span text:style-name="T14">376_561_477_532_425_</text:span><text:span text:style-name="T10">619</text:span><text:span text:style-name="T8"><text:tab/></text:span><text:tab/>0.01-<text:span text:style-name="T15">16</text:span> <text:span text:style-name="T2">\%</text:span><text:tab/><text:tab/><text:tab/><text:span text:style-name="T15">43\%</text:span><text:tab/><text:tab/><text:tab/><text:span text:style-name="T15">7,290,872</text:span></text:p>
      <text:p text:style-name="P7"><text:span text:style-name="T13"><text:s text:c="14"/></text:span><text:span text:style-name="T7">original chain</text:span><text:span text:style-name="T13"> <text:tab/></text:span><text:tab/>0.01-<text:span text:style-name="T15">22</text:span> <text:span text:style-name="T2">\%</text:span><text:tab/><text:tab/><text:tab/><text:span text:style-name="T15">40\%</text:span><text:tab/><text:tab/><text:tab/><text:span text:style-name="T15">7,290,872</text:span></text:p>
      <text:p text:style-name="P19"/>
      <text:p text:style-name="P19"/>
      <text:p text:style-name="P19"/>
      <text:p text:style-name="P16"><text:span text:style-name="T5">single perturbation -5% <text:s text:c="2"/></text:span><text:span text:style-name="T9">3</text:span><text:span text:style-name="T8">76_561_477_532_425_590</text:span></text:p>
      <text:p text:style-name="P22"/>
      <text:p text:style-name="P22"><text:span text:style-name="T1"><text:tab/>matrix chain<text:tab/><text:tab/><text:tab/>deviation range <text:s text:c="10"/>deviation <text:s/>frequency <text:s text:c="8"/>flop difference</text:span></text:p>
      <text:p text:style-name="P22"/>
      <text:p text:style-name="P22"><text:span text:style-name="T11">357</text:span><text:span text:style-name="T14">_561_477_532_425_590<text:tab/></text:span><text:span text:style-name="T4"><text:tab/>0.01-24 \%<text:tab/><text:tab/><text:tab/>26\%<text:tab/><text:tab/><text:tab/>17,822,154</text:span></text:p>
      <text:p text:style-name="P23"><text:span text:style-name="T14">376_</text:span><text:span text:style-name="T11">532</text:span><text:span text:style-name="T14">_477_532_425_590<text:tab/></text:span><text:span text:style-name="T1"><text:tab/>0.01-32 \%<text:tab/><text:tab/><text:tab/>41\%<text:tab/><text:tab/><text:tab/>7,290,872<text:tab/></text:span></text:p>
      <text:p text:style-name="P8"><text:span text:style-name="T14">376_561_</text:span><text:span text:style-name="T11">453</text:span><text:span text:style-name="T14">_532_425_590<text:tab/></text:span><text:tab/>0.01-<text:span text:style-name="T16">11</text:span> <text:span text:style-name="T2">\%</text:span><text:tab/><text:tab/><text:tab/><text:span text:style-name="T16">26\%</text:span><text:tab/><text:tab/><text:tab/><text:span text:style-name="T16">1,630,792<text:tab/></text:span></text:p>
      <text:p text:style-name="P8"><text:span text:style-name="T14">376_561_477_</text:span><text:span text:style-name="T11">505</text:span><text:span text:style-name="T14">_425_590<text:tab/></text:span><text:tab/>0.01-<text:span text:style-name="T16">44\%</text:span><text:tab/><text:tab/><text:tab/><text:span text:style-name="T16">43\%</text:span><text:tab/><text:tab/><text:tab/><text:span text:style-name="T16">14,657,930</text:span></text:p>
      <text:p text:style-name="P8"><text:span text:style-name="T14">376_561_477_532_</text:span><text:span text:style-name="T11">403</text:span><text:span text:style-name="T14">_590<text:tab/></text:span><text:tab/>0.01-<text:span text:style-name="T16">9\%</text:span><text:tab/><text:tab/><text:tab/><text:span text:style-name="T16">26\%</text:span><text:tab/><text:tab/><text:tab/><text:span text:style-name="T16">2,964,824</text:span></text:p>
      <text:p text:style-name="P8"><text:span text:style-name="T14">376_561_477_532_425_</text:span><text:span text:style-name="T11">560</text:span><text:span text:style-name="T8"><text:tab/></text:span><text:tab/>0.01-<text:span text:style-name="T16">31</text:span> <text:span text:style-name="T2">\%</text:span><text:tab/><text:tab/><text:tab/><text:span text:style-name="T15">436\%</text:span><text:tab/><text:tab/><text:tab/><text:span text:style-name="T15">7,290,872</text:span></text:p>
      <text:p text:style-name="P8"><text:span text:style-name="T13"><text:s text:c="14"/></text:span><text:span text:style-name="T7">original chain</text:span><text:span text:style-name="T13"> <text:tab/></text:span><text:tab/>0.01-<text:span text:style-name="T15">22</text:span> <text:span text:style-name="T2">\%</text:span><text:tab/><text:tab/><text:tab/><text:span text:style-name="T15">40\%</text:span><text:tab/><text:tab/><text:tab/><text:span text:style-name="T15">7,290,872</text:span></text:p>
      <text:p text:style-name="P20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1:18:55.824880437</meta:creation-date>
    <dc:date>2018-01-31T22:06:55.566337249</dc:date>
    <meta:editing-duration>PT24M4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313" meta:character-count="3078" meta:non-whitespace-character-count="2367"/>
  </office:meta>
</office:document-meta>
</file>